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4pt" style:font-size-asian="24pt" style:font-size-complex="2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fo:font-weight="bold" style:font-weight-asian="bold" fo:font-size="24pt" style:font-size-asian="24pt" style:font-size-complex="24pt"/>
    </style:style>
    <style:style style:name="P10" style:parent-style-name="Normal" style:family="paragraph">
      <style:text-properties fo:font-weight="bold" style:font-weight-asian="bold" fo:font-size="18pt" style:font-size-asian="18pt" style:font-size-complex="18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weight="bold" style:font-weight-asian="bold" fo:font-size="18pt" style:font-size-asian="18pt" style:font-size-complex="18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weight="bold" style:font-weight-asian="bold"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weight="bold" style:font-weight-asian="bold"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weight="bold" style:font-weight-asian="bold"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weight="bold" style:font-weight-asian="bold"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Párrafodelista" style:family="paragraph">
      <style:text-properties fo:font-weight="bold" style:font-weight-asian="bold" fo:font-size="18pt" style:font-size-asian="18pt" style:font-size-complex="18pt"/>
    </style:style>
    <style:style style:name="P61" style:parent-style-name="Párrafodelista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Gestiona tu escuela de fútbol con Footmin</text:p>
      <text:p text:style-name="P2"/>
      <text:p text:style-name="P3">El fútbol es quizás el deporte más practicado y mediático de todo el planeta. Raro es que no lo hayamos jugado o que nuestros hijos no nos<text:s/>hayan dicho nunca que quieren ser futbolistas y jugar en la misma liga profesional que sus ídolos a los que ven en el campo y en la televisión.<text:s/></text:p>
      <text:p text:style-name="P4"><text:s text:c="2"/>Lo cierto es que la gran mayoría de estos grandes jugadores que vemos hoy en día y tanto nuestros hijos como<text:s/>nosotros mismos admiramos empezaron su formación en escuelas de fútbol. <text:s/>La escuela de fútbol busca desarrollar al completo las capacidades y las habilidades de los jugadores y cada vez son más y más participantes en ellas.</text:p>
      <text:p text:style-name="P5"><text:s text:c="2"/>Las escuelas de fútbol como tal se iniciaron ya hace más de 20 años, y es curioso observar que con toda la tecnología que se ha desarrollado en estos años son muy pocas las que se benefician de ella.</text:p>
      <text:p text:style-name="P6"><text:s text:c="2"/>Imagínese lo cómodo que sería consultar los horarios de entrenamiento, los horarios<text:s/>de partido, poder estar enterado al momento de si se suspende un entreno y ahorrarse el viaje y para nada, etc. O para los empleados del club lo fácil que sería consultar la asistencia de sus alumnos, ver sus datos cómodamente, realizar convocatorias, etc.</text:p>
      <text:p text:style-name="P7"><text:s text:c="2"/>Desde Footmin queremos dar esas facilidades de gestión a los empleados de una escuela de fútbol. Y que la información de todo lo referente a la escuela esté al alcance de la mano para los padres.<text:s/></text:p>
      <text:p text:style-name="P8"><text:s text:c="2"/></text:p>
      <text:p text:style-name="P9"/>
      <text:p text:style-name="P10">¿Qué es Footmin?</text:p>
      <text:p text:style-name="P11">Footmin es una aplicación de gestión para<text:s/>escuelas de fútbol. Mediante esta<text:s/>aplicación web se pretende facilitar tanto a padres como a empleados de la escuela gestiones tipo: Inscribir un alumno en la escuela, inscribir nuevos empleados en la escuela, organizar entrenamientos, realizar convocatorias y mucho más.</text:p>
      <text:p text:style-name="P12"/>
      <text:soft-page-break/>
      <text:p text:style-name="P13">¿Qué roles de uso tendrá la aplicación?</text:p>
      <text:p text:style-name="P14">La aplicación tendrá tres roles de uso: El de cliente (padres o tutores), el de administrador (presidente o coordinadores de la escuela) y el de empleados del club (entrenadores).</text:p>
      <text:p text:style-name="P15"/>
      <text:p text:style-name="P16">Rol del cliente</text:p>
      <text:p text:style-name="P17">Registrarse en la aplicación.</text:p>
      <text:p text:style-name="P18">Iniciar sesión.</text:p>
      <text:p text:style-name="P19">Inscribir jugadores (hijos o a su cargo).</text:p>
      <text:p text:style-name="P20">Dar de baja jugadores (hijos o a su cargo).</text:p>
      <text:p text:style-name="P21">Consultar asistencia jugadores (hijos o a su cargo).</text:p>
      <text:p text:style-name="P22">Consultar entrenamientos (horarios, descripción, comportamiento).</text:p>
      <text:p text:style-name="P23">Consultar partidos (convocatoria, horarios, etc).</text:p>
      <text:p text:style-name="P24">Avisar de no asistencia a partido o entreno.</text:p>
      <text:p text:style-name="P25">Cambiar datos personales.</text:p>
      <text:p text:style-name="P26"/>
      <text:p text:style-name="P27">Rol del administrador</text:p>
      <text:p text:style-name="P28">Registrarse en la aplicación.</text:p>
      <text:p text:style-name="P29">Iniciar sesión.</text:p>
      <text:p text:style-name="P30">Registrar escuela de fútbol (solo una).</text:p>
      <text:p text:style-name="P31">Inscribir empleados en la<text:s/>escuela.</text:p>
      <text:p text:style-name="P32">Ver todos los empleados de la escuela.</text:p>
      <text:p text:style-name="P33">Añadir equipo.</text:p>
      <text:p text:style-name="P34">Asignar empleados a equipo.</text:p>
      <text:p text:style-name="P35">Asignar jugadores a equipo.</text:p>
      <text:p text:style-name="P36">Asignar si un jugador es federado.</text:p>
      <text:p text:style-name="P37">Añadir partidos.</text:p>
      <text:soft-page-break/>
      <text:p text:style-name="P38">Rol del empleado del club</text:p>
      <text:p text:style-name="P39">Iniciar sesión.</text:p>
      <text:p text:style-name="P40">Añadir sesiones de entrenamiento<text:s/>(solo del equipo asignado).</text:p>
      <text:p text:style-name="P41">Suspender sesión entrenamiento (solo del equipo asignado).</text:p>
      <text:p text:style-name="P42">Añadir descripción sobre sesión entrenamiento (solo del equipo asignado).</text:p>
      <text:p text:style-name="P43">Añadir comentarios sobre sesión<text:s/>entreno (solo del equipo asignado).</text:p>
      <text:p text:style-name="P44">Pasar lista de asistencia entrenamiento (solo del equipo asignado).</text:p>
      <text:p text:style-name="P45">Ver asistencia de los entrenamientos (solo del equipo asignado).</text:p>
      <text:p text:style-name="P46">Convocar y desconvocar jugador en partidos (solo del equipo asignado).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án</meta:initial-creator>
    <dc:creator>Adrián</dc:creator>
    <meta:creation-date>2020-03-28T12:23:00Z</meta:creation-date>
    <dc:date>2020-03-29T12:00:00Z</dc:date>
    <meta:template xlink:href="Normal" xlink:type="simple"/>
    <meta:editing-cycles>29</meta:editing-cycles>
    <meta:editing-duration>PT8580S</meta:editing-duration>
    <meta:document-statistic meta:page-count="3" meta:paragraph-count="6" meta:word-count="489" meta:character-count="3174" meta:row-count="22" meta:non-whitespace-character-count="2691"/>
  </office:meta>
</office:document-meta>
</file>